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8.5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104.14pt"/>
    </style:style>
    <style:style style:name="co4" style:family="table-column">
      <style:table-column-properties fo:break-before="auto" style:column-width="104.9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03.49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80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Easy&quot;;&quot;Medium&quot;;&quot;Hard&quot;)" table:allow-empty-cell="true" table:display-list="unsorted" table:base-cell-address="Sheet1.B1"/>
        <table:content-validation table:name="val2" table:condition="of:cell-content-is-decimal-number() and cell-content()&gt;=1" table:allow-empty-cell="true" table:base-cell-address="Sheet1.C1">
          <table:error-message table:message-type="stop" table:display="true"/>
        </table:content-validation>
        <table:content-validation table:name="val3" table:condition="of: and cell-content-is-between(OR(NOT(ISERROR(DATEVALUE([.D1]))); AND(ISNUMBER([.D1]); LEFT(CELL(&quot;format&quot;; [.D1]))=&quot;D&quot;)),0)" table:allow-empty-cell="true" table:base-cell-address="Sheet1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3" table:content-validation-name="val1" office:value-type="string" calcext:value-type="string">
            <text:p>Category</text:p>
          </table:table-cell>
          <table:table-cell table:style-name="ce5" table:content-validation-name="val2" office:value-type="string" calcext:value-type="string">
            <text:p>Expected Solution Time</text:p>
          </table:table-cell>
          <table:table-cell table:style-name="ce7" table:content-validation-name="val3" office:value-type="string" calcext:value-type="string">
            <text:p>Solution 1 Date</text:p>
          </table:table-cell>
          <table:table-cell table:style-name="ce5" table:content-validation-name="val2" office:value-type="string" calcext:value-type="string">
            <text:p>Solution 1 Time</text:p>
          </table:table-cell>
          <table:table-cell table:style-name="ce7" table:content-validation-name="val3" office:value-type="string" calcext:value-type="string">
            <text:p>Solution 2 Date</text:p>
          </table:table-cell>
          <table:table-cell table:style-name="ce5" table:content-validation-name="val2" office:value-type="string" calcext:value-type="string">
            <text:p>Solution 2 Time</text:p>
          </table:table-cell>
          <table:table-cell table:style-name="ce7" table:content-validation-name="val3" office:value-type="string" calcext:value-type="string">
            <text:p>Solution 3 Date</text:p>
          </table:table-cell>
          <table:table-cell table:style-name="ce5" table:content-validation-name="val2" office:value-type="string" calcext:value-type="string">
            <text:p>Solution 3 Time</text:p>
          </table:table-cell>
          <table:table-cell table:style-name="ce1"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wo-sum/" xlink:type="simple">Two Sum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rge-two-sorted-lists/" xlink:type="simple">Merge Two Sorted Lists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est-time-to-buy-and-sell-stock/" xlink:type="simple">Best Time to Buy and Sell Stocks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valid-anagram/" xlink:type="simple">Valid Anagram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search/" xlink:type="simple">Binary Search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lood-fill/" xlink:type="simple">Flood Fill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subarray/" xlink:type="simple">Maximum Subarray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west-common-ancestor-of-a-binary-search-tree/" xlink:type="simple">Lowest Common Ancestor of a Binary Tre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alanced-binary-tree/" xlink:type="simple">Balanced Binary Tre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mplement-queue-using-stacks/" xlink:type="simple">Implement Queue using Stacks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rst-bad-version/" xlink:type="simple">First Bad Version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ansom-note/" xlink:type="simple">Ransom Not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limbing-stairs/" xlink:type="simple">Climbing Stairs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palindrome/" xlink:type="simple">Longest Palindrom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-stack/" xlink:type="simple">Min Stack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jority-element/" xlink:type="simple">Majority Element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dd-binary/" xlink:type="simple">Add Binary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iameter-of-binary-tree/" xlink:type="simple">Diameter of Binary Tre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ddle-of-the-linked-list/" xlink:type="simple">Middle of the Linked List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depth-of-binary-tree/" xlink:type="simple">Maximum Depth of Binary Tre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interviewbit.com/problems/meeting-rooms/" xlink:type="simple">Meeting Rooms II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man-to-integer/" xlink:type="simple">Roman to Integer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ackspace-string-compare/" xlink:type="simple">Backspace String Compar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unting-bits/" xlink:type="simple">Counting Bits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ame-tree/" xlink:type="simple">Same Tre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number-of-1-bits/" xlink:type="simple">Number of 1 bits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ingle-number/" xlink:type="simple">Single Number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lindrome-linked-list/" xlink:type="simple">Palindrome Linked List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ove-zeroes/" xlink:type="simple">Move Zeroes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ymmetric-tree/" xlink:type="simple">Symmetric Tre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ssing-number/" xlink:type="simple">Missing Number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lindrome-number/" xlink:type="simple">Palindrome Number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nvert-sorted-array-to-binary-search-tree/" xlink:type="simple">Convert Sorted Array to Binary Search Tre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bits/" xlink:type="simple">Reverse Bits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15" calcext:value-type="float">
            <text:p>1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quares-of-a-sorted-array/" xlink:type="simple">Squares of a Sorted Array</text:a></text:p>
          </table:table-cell>
          <table:table-cell table:style-name="ce3" table:content-validation-name="val1" office:value-type="string" calcext:value-type="string">
            <text:p>Easy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nsert-interval/" xlink:type="simple">Insert Interval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01-matrix/" xlink:type="simple">01 Matrix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-closest-points-to-origin/" xlink:type="simple">K Closest Points to Origin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3sum/" xlink:type="simple">3Sum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lone-graph/" xlink:type="simple">Clone Graph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evaluate-reverse-polish-notation/" xlink:type="simple">Evaluate Reverse Polish Notation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urse-schedule/" xlink:type="simple">Course Schedul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mplement-trie-prefix-tree/" xlink:type="simple">Implement Trie (Prefix Tree)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in-change/" xlink:type="simple">Coin Chang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roduct-of-array-except-self/" xlink:type="simple">Product of Array except Self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number-of-islands/" xlink:type="simple">Number of Island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tting-oranges/" xlink:type="simple">Rotting Orange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mbination-sum/" xlink:type="simple">Combination Sum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ermutations/" xlink:type="simple">Permutation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rge-intervals/" xlink:type="simple">Merge Interval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west-common-ancestor-of-a-binary-tree/" xlink:type="simple">Lowest Common Ancestor of a Binary Tre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ime-based-key-value-store/" xlink:type="simple">Time-Based Key-Value Stor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ccounts-merge/" xlink:type="simple">Accounts Merg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ort-colors/" xlink:type="simple">Sort Color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word-break/" xlink:type="simple">Word Break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rtition-equal-subset-sum/" xlink:type="simple">Partition Equal Subset Sum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tring-to-integer-atoi/" xlink:type="simple">String to Integer (atoi)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piral-matrix/" xlink:type="simple">Spiral Matrix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sets/" xlink:type="simple">Subset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right-side-view/" xlink:type="simple">Binary Tree Right-Side View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unique-paths/" xlink:type="simple">Unique Path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nstruct-binary-tree-from-preorder-and-inorder-traversal/" xlink:type="simple">Construct Binary Tree from PreOrder and InOrder Traversal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ntainer-with-most-water/" xlink:type="simple">Container with Most Water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etter-combinations-of-a-phone-number/" xlink:type="simple">Letter Combinations of a Phone Number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word-search/" xlink:type="simple">Word Search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all-anagrams-in-a-string/" xlink:type="simple">Find All Anagrams in a String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imum-height-trees/" xlink:type="simple">Minimum Height Tree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ask-scheduler/" xlink:type="simple">Task Scheduler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ru-cache/" xlink:type="simple">LRU Cach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th-smallest-element-in-a-bst/" xlink:type="simple">Kth Smallest Element in a BS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aily-temperatures/" xlink:type="simple">Daily Temperature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house-robber/" xlink:type="simple">House Robber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gas-station/" xlink:type="simple">Gas Station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valid-sudoku/" xlink:type="simple">Valid Sudoku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group-anagrams/" xlink:type="simple">Group Anagram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product-subarray/" xlink:type="simple">Maximum Product Subarray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esign-add-and-search-words-data-structure/" xlink:type="simple">Design Add and Search Words Datastructur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cific-atlantic-water-flow/" xlink:type="simple">Pacific Atlantic Water Flow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move-nth-node-from-end-of-list/" xlink:type="simple">Remove Nth Node from End of Lis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foolishhungry.com/shortest-path-to-get-food/" xlink:type="simple">Shortest Path to get Food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the-duplicate-number/" xlink:type="simple">Find the Duplicate Number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op-k-frequent-words/" xlink:type="simple">Top K Frequent Word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increasing-subsequence/" xlink:type="simple">Longest Increasing Subsequenc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algomonster.medium.com/leetcode-261-graph-valid-tree-f27c212c1db1" xlink:type="simple">Graph Valid Tre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urse-schedule-ii/" xlink:type="simple">Course Schedule II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wap-nodes-in-pairs/" xlink:type="simple">Swap Nodes in Pair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th-sum-ii/" xlink:type="simple">Path Sum II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consecutive-sequence/" xlink:type="simple">Longest Consecutive Sequenc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tate-array/" xlink:type="simple">Rotate Array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odd-even-linked-list/" xlink:type="simple">Odd-Even Linked Lis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ecode-string/" xlink:type="simple">Decode String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ntiguous-array/" xlink:type="simple">Contiguous Array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width-of-binary-tree/" xlink:type="simple">Maximum Width of a Binary Tre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ttzztt.gitbooks.io/lc/content/inorder-successor-in-bst.html" xlink:type="simple">In-Order Successor in BS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jump-game/" xlink:type="simple">Jump Gam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dd-two-numbers/" xlink:type="simple">Add Two Number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generate-parentheses/" xlink:type="simple">Generate Parenthese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ort-list/" xlink:type="simple">Sort Lis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cheonhyangzhang.gitbooks.io/leetcode-solutions/content/323-number-of-connected-components-in-an-undirected-graph.html" xlink:type="simple">Number of Connected Components in an Undirected Graph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entao-shao.gitbook.io/leetcode/graph-search/1197.minimum-knight-moves" xlink:type="simple">Minimum Knight Move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array-sum-equals-k/" xlink:type="simple">Subarray Sum equals K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steroid-collision/" xlink:type="simple">Asteroid Collision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andom-pick-with-weight/" xlink:type="simple">Random Pick with Weigh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al-square/" xlink:type="simple">Maximal Squar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tate-image/" xlink:type="simple">Rotate Imag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zigzag-level-order-traversal/" xlink:type="simple">Binary Tree ZigZag Level Traversal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tutorialcup.com/leetcode-solutions/design-hit-counter-leetcode-solution.htm" xlink:type="simple">Design Hit Counter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th-sum-iii/" xlink:type="simple">Path Sum III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owx-n/" xlink:type="simple">Pow(x, n)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earch-a-2d-matrix/" xlink:type="simple">Search a 2D Matrix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argest-number/" xlink:type="simple">Larget Number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ecode-ways/" xlink:type="simple">Decode Way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tutorialcup.com/leetcode-solutions/meeting-rooms-ii-leetcode-solution.htm" xlink:type="simple">Meeting Rooms II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integer/" xlink:type="simple">Reverse Integer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et-matrix-zeroes/" xlink:type="simple">Set Matrix Zeroe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order-list/" xlink:type="simple">Reorder Lis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cheonhyangzhang.gitbooks.io/leetcode-solutions/content/271-encode-and-decode-strings.html" xlink:type="simple">Encode and Decode String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heapest-flights-within-k-stops/" xlink:type="simple">Cheapest Flights within K Stop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45" calcext:value-type="float">
            <text:p>4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ll-nodes-distance-k-in-binary-tree/" xlink:type="simple">All Nodes Distance K in Binary Tree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3sum-closest/" xlink:type="simple">3Sum Closes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tate-list/" xlink:type="simple">Rotate List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5" calcext:value-type="float">
            <text:p>2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minimum-in-rotated-sorted-array/" xlink:type="simple">Find Minimum in Rotated Sorted Array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asic-calculator-ii/" xlink:type="simple">Basic Calculator II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mbination-sum-iv/" xlink:type="simple">Combination Sum IV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nsert-delete-getrandom-o1/" xlink:type="simple">Insert Delete GetRandom O(1)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non-overlapping-intervals/" xlink:type="simple">Non-Overlapping Intervals</text:a></text:p>
          </table:table-cell>
          <table:table-cell table:style-name="ce3" table:content-validation-name="val1" office:value-type="string" calcext:value-type="string">
            <text:p>Medium</text:p>
          </table:table-cell>
          <table:table-cell table:style-name="ce5" table:content-validation-name="val2" office:value-type="float" office:value="20" calcext:value-type="float">
            <text:p>2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erialize-and-deserialize-binary-tree/" xlink:type="simple">Serialize and Deserialize Binary Tree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word-ladder/" xlink:type="simple">Word Ladder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5" calcext:value-type="float">
            <text:p>4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asic-calculator/" xlink:type="simple">Basic Calculator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profit-in-job-scheduling/" xlink:type="simple">Maximum Profit in Job Scheduling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5" calcext:value-type="float">
            <text:p>4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0" calcext:value-type="float">
            <text:p>3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argest-rectangle-in-histogram/" xlink:type="simple">Larget Rectangle in Histogram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frequency-stack/" xlink:type="simple">Maximum Frequency Stack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dian-of-two-sorted-arrays/" xlink:type="simple">Median of Two Sorted Arrays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increasing-path-in-a-matrix/" xlink:type="simple">Longest Increasing Path in a Matrix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valid-parentheses/" xlink:type="simple">Longest Valid Parentheses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jerry4013.github.io/Github-blog/2020/08/03/LeetCode-588.html" xlink:type="simple">Design In-Memory File System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lintcode.com/problem/850/" xlink:type="simple">Employee Free Time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word-search-ii/" xlink:type="simple">Word Search II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tutorialcup.com/leetcode-solutions/alien-dictionary-leetcode-solution.htm" xlink:type="simple">Alien Dictionary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5" calcext:value-type="float">
            <text:p>4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us-routes/" xlink:type="simple">Bus Routes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5" calcext:value-type="float">
            <text:p>4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://v/" xlink:type="simple">Sliding Window Maximum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lindrome-pairs/" xlink:type="simple">Palindrome Pairs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nodes-in-k-group/" xlink:type="simple">Reverse Nodes in K-Group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doku-solver/" xlink:type="simple">Sudoku Solver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rst-missing-positive/" xlink:type="simple">First Missing Positive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35" calcext:value-type="float">
            <text:p>35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n-queens/" xlink:type="simple">N Queens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mallest-range-covering-elements-from-k-lists/" xlink:type="simple">Smallest Range Covering Elements from K Lists</text:a></text:p>
          </table:table-cell>
          <table:table-cell table:style-name="ce3" table:content-validation-name="val1" office:value-type="string" calcext:value-type="string">
            <text:p>Hard</text:p>
          </table:table-cell>
          <table:table-cell table:style-name="ce5" table:content-validation-name="val2" office:value-type="float" office:value="40" calcext:value-type="float">
            <text:p>40.00</text:p>
          </table:table-cell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7" table:content-validation-name="val3"/>
          <table:table-cell table:style-name="ce5" table:content-validation-name="val2"/>
          <table:table-cell table:style-name="ce1"/>
          <table:table-cell table:number-columns-repeated="1014"/>
        </table:table-row>
        <table:table-row table:style-name="ro1" table:number-rows-repeated="831">
          <table:table-cell/>
          <table:table-cell table:style-name="ce4" table:content-validation-name="val1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number-columns-repeated="101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1:Sheet1.B1001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Sheet1.A1:Sheet1.J1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7" meta:object-count="0"/>
    <meta:generator>LibreOfficeDev/6.0.5.2$Linux_X86_64 LibreOffice_project/</meta:generator>
  </office:meta>
</office:document-meta>
</file>